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style:line-height-at-least="0.635cm"/>
    </style:style>
    <style:style style:name="P2" style:family="paragraph" style:parent-style-name="Standard">
      <style:paragraph-properties style:line-height-at-least="0.635cm"/>
      <style:text-properties officeooo:rsid="00115f36" officeooo:paragraph-rsid="00115f36"/>
    </style:style>
    <style:style style:name="P3" style:family="paragraph" style:parent-style-name="Standard">
      <style:text-properties fo:color="#c9211e" loext:opacity="100%" fo:font-weight="bold" style:font-weight-asian="bold" style:font-weight-complex="bold"/>
    </style:style>
    <style:style style:name="P4" style:family="paragraph" style:parent-style-name="Standard">
      <style:text-properties fo:color="#c9211e" loext:opacity="100%" fo:font-weight="bold" officeooo:rsid="00115f36" officeooo:paragraph-rsid="00115f36" style:font-weight-asian="bold" style:font-weight-complex="bold"/>
    </style:style>
    <style:style style:name="P5" style:family="paragraph" style:parent-style-name="Standard">
      <style:text-properties fo:color="#000000" loext:opacity="100%" fo:font-weight="bold" officeooo:rsid="0012bca8" officeooo:paragraph-rsid="0012bca8" style:font-weight-asian="bold" style:font-weight-complex="bold"/>
    </style:style>
    <style:style style:name="P6" style:family="paragraph" style:parent-style-name="Standard" style:list-style-name="L1">
      <style:text-properties fo:color="#000000" loext:opacity="100%" fo:font-weight="bold" officeooo:rsid="0012bca8" officeooo:paragraph-rsid="0012bca8" style:font-weight-asian="bold" style:font-weight-complex="bold"/>
    </style:style>
    <style:style style:name="P7" style:family="paragraph" style:parent-style-name="Text_20_body">
      <style:text-properties officeooo:rsid="0012ead4" officeooo:paragraph-rsid="0012ead4"/>
    </style:style>
    <style:style style:name="P8" style:family="paragraph" style:parent-style-name="Text_20_body">
      <style:text-properties officeooo:rsid="0013a302" officeooo:paragraph-rsid="0013a302"/>
    </style:style>
    <style:style style:name="T1" style:family="text">
      <style:text-properties fo:color="#f6f6f4" loext:opacity="100%" style:font-name="Droid Sans Mono" fo:font-size="13.5pt" fo:font-weight="normal" fo:background-color="#282a36" loext:char-shading-value="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Css grid</text:h>
      <text:p text:style-name="Text_20_body">Grid é uma malha formada pela interseção de um conjunto de linhas horizontais e um conjunto de linhas verticais – um dos conjuntos define colunas e outro linhas. Dentro de um <text:s/>grid, respeitando-se a configuração criada pelas suas linhas, pode-se inserir elementos da marcação. </text:p>
      <text:p text:style-name="Text_20_body"/>
      <text:h text:style-name="Heading_20_2" text:outline-level="2">Sua sintaxe</text:h>
      <text:p text:style-name="P3">Grid-template-areas: ;</text:p>
      <text:p text:style-name="P3"/>
      <text:p text:style-name="P4">Ele recebe uma string para de finir as áreais que serão manipuladas.</text:p>
      <text:p text:style-name="P4"/>
      <text:p text:style-name="P5">É preciso de finir as configurações das linhas e das colunas com os comandos</text:p>
      <text:p text:style-name="P5"/>
      <text:list xml:id="list707489392" text:style-name="L1">
        <text:list-item>
          <text:p text:style-name="P6">GRID-TEMPLATE-COLUMN</text:p>
        </text:list-item>
        <text:list-item>
          <text:p text:style-name="P6">GRID-TEMPLATE-ROW</text:p>
        </text:list-item>
      </text:list>
      <text:h text:style-name="Heading_20_2" text:outline-level="2">grid-area</text:h>
      <text:p text:style-name="P7">Serve para definir qual área demarcada vai receber os estilos</text:p>
      <text:p text:style-name="P7"/>
      <text:h text:style-name="Heading_20_2" text:outline-level="2">grid-column-start</text:h>
      <text:p text:style-name="P8">Indica quando o conteúdo começa a preencher as grids, <text:s/>se precisar preencher até a terceira coluna é preciso indicar o número 4 não o 3</text:p>
      <text:p text:style-name="P1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6T14:51:56.695312146</meta:creation-date>
    <dc:date>2022-04-16T17:58:30.910004701</dc:date>
    <meta:editing-duration>PT3H6M40S</meta:editing-duration>
    <meta:editing-cycles>6</meta:editing-cycles>
    <meta:generator>LibreOffice/7.2.5.2$Linux_X86_64 LibreOffice_project/499f9727c189e6ef3471021d6132d4c694f357e5</meta:generator>
    <meta:document-statistic meta:table-count="0" meta:image-count="0" meta:object-count="0" meta:page-count="1" meta:paragraph-count="12" meta:word-count="116" meta:character-count="723" meta:non-whitespace-character-count="617"/>
  </office:meta>
</office:document-meta>
</file>